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288.75mm"/>
    </style:style>
    <style:style style:name="co3" style:family="table-column">
      <style:table-column-properties fo:break-before="auto" style:column-width="125.62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35.21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iscipad-pc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Web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**,REF**,REF**</text:p>
          </table:table-cell>
          <table:table-cell office:value-type="string" calcext:value-type="string">
            <text:p>Stabilizer_MX_2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bilizer_MX_2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HC49-4H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Mouser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nz.mouser.com/Passive-Components/Frequency-Control-Timing-Devices/Crystals/_/N-6zu9f?P=1z0ix6eZ1z0z7l5Z1z0wnu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F**,REF**,REF**,REF**,REF**,REF**,REF**,REF**,REF**,REF**,REF**,REF**,REF**,REF**,REF**,REF**,REF**,REF**,REF**,REF**,REF**</text:p>
          </table:table-cell>
          <table:table-cell office:value-type="string" calcext:value-type="string">
            <text:p>Kailh_socket_MX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ailh_socket_MX</text:p>
          </table:table-cell>
          <table:table-cell office:value-type="string" calcext:value-type="string">
            <text:p>Aliexpress</text:p>
          </table:table-cell>
          <table:table-cell office:value-type="float" office:value="11.83" calcext:value-type="float">
            <text:p>11.8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s://www.aliexpress.com/item/32951252318.html?spm=a2g0o.detail.1000014.1.74065bf5xxTTjd&amp;gps-id=pcDetailBottomMoreOtherSeller&amp;scm=1007.14976.158757.0&amp;scm_id=1007.14976.158757.0&amp;scm-url=1007.14976.158757.0&amp;pvid=0cfe890b-8d84-4a27-8593-2ddabab43e34&amp;_t=gps-id:pcDetailBottomMoreOtherSeller,scm-url:1007.14976.158757.0,pvid:0cfe890b-8d84-4a27-8593-2ddabab43e34,tpp_buckets:668%230%23171670%233_668%23808%235965%23332_668%23888%233325%2310_4976%230%23158757%230_4976%232711%237538%23825_668%232846%238116%23970_668%232717%237559%2338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inSocket_2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P 2x3</text:p>
          </table:table-cell>
          <table:table-cell office:value-type="string" calcext:value-type="string">
            <text:p>From storage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21</text:p>
          </table:table-cell>
          <table:table-cell office:value-type="string" calcext:value-type="string">
            <text:p>SW_DIP_SPSTx01_Slide_6.7x4.1mm_W6.73mm_P2.54mm_LowProfile_J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363_SC-7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3525-5</text:p>
          </table:table-cell>
          <table:table-cell office:value-type="string" calcext:value-type="string">
            <text:p>Mouser</text:p>
          </table:table-cell>
          <table:table-cell office:value-type="float" office:value="7.98" calcext:value-type="float">
            <text:p>7.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nz.mouser.com/ProductDetail/Analog-Devices-Linear-Technology/LTC3525ESC6-5TRMPBF?qs=hVkxg5c3xu%252BT%2FWgQbFPRCQ%3D%3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31-2-OT</text:p>
          </table:table-cell>
          <table:table-cell office:value-type="string" calcext:value-type="string">
            <text:p>Mouser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nz.mouser.com/ProductDetail/Microchip-Technology/MCP73831T-2ACI-OT?qs=yUQqVecv4qvbBQBGbHx0Mw%3D%3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Axial_DIN0204_L3.6mm_D1.6mm_P5.08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From storage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1,R6</text:p>
          </table:table-cell>
          <table:table-cell office:value-type="string" calcext:value-type="string">
            <text:p>R_Axial_DIN0204_L3.6mm_D1.6mm_P5.08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From storag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_Axial_L5.3mm_D2.2mm_P7.62mm_Horizontal_Vishay_IM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JST_EH_S2B-EH_1x02_P2.50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V Bat 1x2</text:p>
          </table:table-cell>
          <table:table-cell office:value-type="string" calcext:value-type="string">
            <text:p>Aliexpres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aliexpress.com/item/32903975537.html?spm=a2g0o.productlist.0.0.250683d8iRi24U&amp;algo_pvid=5162499d-d184-4d85-9670-5a8231f4b039&amp;algo_expid=5162499d-d184-4d85-9670-5a8231f4b039-2&amp;btsid=0ab6fab215914210818776579ee677&amp;ws_ab_test=searchweb0_0,searchweb201602_,searchweb201603_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61,D60</text:p>
          </table:table-cell>
          <table:table-cell office:value-type="string" calcext:value-type="string">
            <text:p>D_SOD123_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5820</text:p>
          </table:table-cell>
          <table:table-cell office:value-type="string" calcext:value-type="string">
            <text:p>Mouser</text:p>
          </table:table-cell>
          <table:table-cell office:value-type="float" office:value="1.14" calcext:value-type="float">
            <text:p>1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nz.mouser.com/ProductDetail/ON-Semiconductor-Fairchild/1N5820?qs=Ro3gc6G1sTlq1RepcfDGzA%3D%3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59</text:p>
          </table:table-cell>
          <table:table-cell office:value-type="string" calcext:value-type="string">
            <text:p>LED_D3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(red)</text:p>
          </table:table-cell>
          <table:table-cell office:value-type="string" calcext:value-type="string">
            <text:p>From storage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_Disc_D4.3mm_W1.9mm_P5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_Disc_D4.3mm_W1.9mm_P5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 / 6.3V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_Disc_D4.3mm_W1.9mm_P5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Socket_1x1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Header 1x14</text:p>
          </table:table-cell>
          <table:table-cell office:value-type="string" calcext:value-type="string">
            <text:p>Aliexpress</text:p>
          </table:table-cell>
          <table:table-cell office:value-type="float" office:value="8.71" calcext:value-type="float">
            <text:p>8.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liexpress.com/item/32949841210.html?spm=a2g0o.detail.1000060.1.2a3f1c44gH62Xu&amp;gps-id=pcDetailBottomMoreThisSeller&amp;scm=1007.13339.146401.0&amp;scm_id=1007.13339.146401.0&amp;scm-url=1007.13339.146401.0&amp;pvid=17e1d82e-f991-49c4-a4a5-718f17f69cd4&amp;_t=gps-id:pcDetailBottomMoreThisSeller,scm-url:1007.13339.146401.0,pvid:17e1d82e-f991-49c4-a4a5-718f17f69cd4,tpp_buckets:668%230%23131923%2312_668%23808%235965%23332_668%23888%233325%2310_668%232846%238116%23970_668%232717%237559%23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58,D57,D56,D55,D54,D53,D52,D51,D50,D49,D48,D47,D46,D45,D44,D43,D42,D41,D40,D39,D38,D37,D36,D35,D34,D20,D21,D22,D23,D24,D25,D26,D27,D28,D29,D30,D31,D32,D33</text:p>
          </table:table-cell>
          <table:table-cell office:value-type="string" calcext:value-type="string">
            <text:p>LED_WS2812B_PLCC4_5.0x5.0mm_P3.2m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Aliexpress</text:p>
          </table:table-cell>
          <table:table-cell office:value-type="float" office:value="8.36" calcext:value-type="float">
            <text:p>8.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s://www.aliexpress.com/item/32641663497.html?spm=a2g0o.productlist.0.0.7b8e4455vKcceG&amp;algo_pvid=cbafd4eb-329c-4b6b-8b41-d8e5131e9840&amp;algo_expid=cbafd4eb-329c-4b6b-8b41-d8e5131e9840-27&amp;btsid=0ab6f81615906534272778459e3d84&amp;ws_ab_test=searchweb0_0,searchweb201602_,searchweb201603_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120,D119,D19,D18,D1,D2,D3,D4,D5,D6,D7,D8,D9,D10,D11,D12,D13,D14,D15,D16,D17</text:p>
          </table:table-cell>
          <table:table-cell office:value-type="string" calcext:value-type="string">
            <text:p>D_SOD123_axia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rom storage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OOT1</text:p>
          </table:table-cell>
          <table:table-cell office:value-type="string" calcext:value-type="string">
            <text:p>SW_PUSH_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1</text:p>
          </table:table-cell>
          <table:table-cell office:value-type="string" calcext:value-type="string">
            <text:p>From storage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C_Disc_D3.0mm_W1.6mm_P2.5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P_Radial_D4.0mm_P1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4,C5</text:p>
          </table:table-cell>
          <table:table-cell office:value-type="string" calcext:value-type="string">
            <text:p>C_Disc_D4.3mm_W1.9mm_P5.0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u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3_A_Molex_48393-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Aliexpress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www.aliexpress.com/item/32872327793.html?spm=a2g0o.productlist.0.0.30913ed3BFH00E&amp;algo_pvid=a45cb3fd-820c-400d-b47b-f15bd90383cd&amp;algo_expid=a45cb3fd-820c-400d-b47b-f15bd90383cd-16&amp;btsid=0ab6f81615914218884891147e05bb&amp;ws_ab_test=searchweb0_0,searchweb201602_,searchweb201603_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ESET1</text:p>
          </table:table-cell>
          <table:table-cell office:value-type="string" calcext:value-type="string">
            <text:p>SW_PUSH_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1</text:p>
          </table:table-cell>
          <table:table-cell office:value-type="string" calcext:value-type="string">
            <text:p>From storage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QFP-44_10x10mm_P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U4RC-AU</text:p>
          </table:table-cell>
          <table:table-cell office:value-type="string" calcext:value-type="string">
            <text:p>Mouser</text:p>
          </table:table-cell>
          <table:table-cell office:value-type="float" office:value="6.96" calcext:value-type="float">
            <text:p>6.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nz.mouser.com/ProductDetail/Microchip-Technology-Atmel/ATMEGA32U4RC-AU?qs=7AReRZHh%2FSt%252BRqfzkW8%2FkA%3D%3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liexpress</text:p>
          </table:table-cell>
          <table:table-cell office:value-type="float" office:value="25.23" calcext:value-type="float">
            <text:p>25.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ttps://www.aliexpress.com/item/32950361232.html?spm=a2g0o.productlist.0.0.29324a93oofYPc&amp;algo_pvid=a66552cc-b4f6-467a-9cce-ab19df54869b&amp;algo_expid=a66552cc-b4f6-467a-9cce-ab19df54869b-0&amp;btsid=0ab6d69f15906523495218813e5e45&amp;ws_ab_test=searchweb0_0,searchweb201602_,searchweb201603_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20:52:19.7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7T21:05:10.479000000</dc:date>
    <meta:editing-duration>PT3H13M18S</meta:editing-duration>
    <meta:editing-cycles>2</meta:editing-cycles>
    <meta:generator>LibreOffice/6.2.2.2$Windows_X86_64 LibreOffice_project/2b840030fec2aae0fd2658d8d4f9548af4e3518d</meta:generator>
    <meta:document-statistic meta:table-count="1" meta:cell-count="190" meta:object-count="0"/>
  </office:meta>
</office:document-meta>
</file>